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0EB0000003508ABADB7.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f5f1f"/>
    </style:style>
    <style:style style:name="P2" style:family="paragraph" style:parent-style-name="Text_20_body">
      <style:paragraph-properties fo:margin-top="0cm" fo:margin-bottom="0cm" style:contextual-spacing="false"/>
      <style:text-properties officeooo:paragraph-rsid="039f5f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9f5f1f"/>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9fac74"/>
    </style:style>
    <style:style style:name="T2" style:family="text">
      <style:text-properties officeooo:rsid="03a75c7b"/>
    </style:style>
    <style:style style:name="T3" style:family="text">
      <style:text-properties officeooo:rsid="0393b1aa"/>
    </style:style>
    <style:style style:name="T4" style:family="text">
      <style:text-properties officeooo:rsid="039549e1"/>
    </style:style>
    <style:style style:name="T5" style:family="text">
      <style:text-properties officeooo:rsid="039569a8"/>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8</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001000000EB0000003508ABADB7.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3">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4">you can</text:span> resize<text:span text:style-name="T4"> it</text:span> by dragging one of the edges.</text:p>
      <text:p text:style-name="Text_20_body">Once a node is placed in the Frame, the Frame shrinks around <text:span text:style-name="T4">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4">Item tab in the </text:span>Properties <text:span text:style-name="T4">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5">Adds a reroute point that can be used to reroute connections</text:span>. <text:span text:style-name="T5">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4"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5"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8">e, Rotate, Scale</text:span><text:bookmark-end text:name="__RefHeading___Toc7066_3958101099"/></text:h>
      <text:p text:style-name="P9"><draw:frame draw:style-name="fr2"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a1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75c7b"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1</text:span><text:span text:style-name="MT6">8</text:span><text:span text:style-name="MT3"> Editors - C</text:span><text:span text:style-name="MT7">ompositor</text:span><text:span text:style-name="MT3"> Editor - Header - A</text:span><text:span text:style-name="MT8">dd</text:span><text:span text:style-name="MT3"> Menu</text:span><text:span text:style-name="MT9"> - L</text:span><text:span text:style-name="MT10">ayou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0M57S</meta:editing-duration>
    <meta:editing-cycles>829</meta:editing-cycles>
    <meta:generator>LibreOffice/25.2.7.2$Windows_X86_64 LibreOffice_project/5cbfd1ab6520636bb5f7b99185aa69bd7456825d</meta:generator>
    <dc:date>2025-11-27T20:20:43.662636700</dc:date>
    <meta:document-statistic meta:table-count="2" meta:image-count="10" meta:object-count="0" meta:page-count="2" meta:paragraph-count="31" meta:word-count="375" meta:character-count="1975" meta:non-whitespace-character-count="1627"/>
    <meta:template xlink:type="simple" xlink:actuate="onRequest" xlink:title="standard1cm" xlink:href="../../../AppData/Roaming/LibreOffice/4/user/template/standard1cm.ott" meta:date="2016-03-29T10:15:31.334000000"/>
  </office:meta>
</office:document-meta>
</file>